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2.3785in" style:rel-column-width="20783*"/>
    </style:style>
    <style:style style:name="Table1.B" style:family="table-column">
      <style:table-column-properties style:column-width="0.1215in" style:rel-column-width="1061*"/>
    </style:style>
    <style:style style:name="Table1.C" style:family="table-column">
      <style:table-column-properties style:column-width="2.5in" style:rel-column-width="21845*"/>
    </style:style>
    <style:style style:name="Table1.D" style:family="table-column">
      <style:table-column-properties style:column-width="0.0611in" style:rel-column-width="533*"/>
    </style:style>
    <style:style style:name="Table1.E" style:family="table-column">
      <style:table-column-properties style:column-width="1.2194in" style:rel-column-width="10655*"/>
    </style:style>
    <style:style style:name="Table1.F" style:family="table-column">
      <style:table-column-properties style:column-width="1.2194in" style:rel-column-width="10658*"/>
    </style:style>
    <style:style style:name="Table1.A1" style:family="table-cell">
      <style:table-cell-properties fo:padding="0.0382in" fo:border="none"/>
    </style:style>
    <style:style style:name="Table1.3" style:family="table-row">
      <style:table-row-properties style:min-row-height="0.2632in"/>
    </style:style>
    <style:style style:name="Table2" style:family="table">
      <style:table-properties style:width="7.4236in" table:align="margins"/>
    </style:style>
    <style:style style:name="Table2.A" style:family="table-column">
      <style:table-column-properties style:column-width="2.4743in" style:rel-column-width="2184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7.4236in" table:align="margins"/>
    </style:style>
    <style:style style:name="Table3.A" style:family="table-column">
      <style:table-column-properties style:column-width="2.4743in" style:rel-column-width="2184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.4236in" table:align="margins"/>
    </style:style>
    <style:style style:name="Table4.A" style:family="table-column">
      <style:table-column-properties style:column-width="2.4743in" style:rel-column-width="21845*"/>
    </style:style>
    <style:style style:name="Table4.A1" style:family="table-cell">
      <style:table-cell-properties fo:padding="0.0382in" fo:border="none"/>
    </style:style>
    <style:style style:name="P1" style:family="paragraph" style:parent-style-name="Standard">
      <style:text-properties fo:color="#000000" style:font-name="Liberation Sans1"/>
    </style:style>
    <style:style style:name="P2" style:family="paragraph" style:parent-style-name="Standard">
      <style:text-properties fo:color="#000000" style:font-name="Liberation Sans1" fo:font-weight="normal" style:font-weight-asian="normal" style:font-weight-complex="normal"/>
    </style:style>
    <style:style style:name="P3" style:family="paragraph" style:parent-style-name="Heading_20_1">
      <style:paragraph-properties fo:break-before="page"/>
      <style:text-properties fo:color="#000000" style:font-name="Liberation Sans1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bold" officeooo:paragraph-rsid="0030d7e6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paragraph-rsid="0059831f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paragraph-rsid="002f96a5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paragraph-rsid="0034cda8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paragraph-rsid="003b4dc7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paragraph-rsid="003e6519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259f2e" officeooo:paragraph-rsid="00259f2e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265101" officeooo:paragraph-rsid="0028c49f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2ca423" officeooo:paragraph-rsid="002ca423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Liberation Sans1" fo:font-size="12pt" fo:font-weight="normal" officeooo:rsid="002f96a5" officeooo:paragraph-rsid="002f96a5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Liberation Sans1" fo:font-weight="bold" officeooo:rsid="00407fa2" officeooo:paragraph-rsid="00407fa2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Liberation Sans1" fo:font-weight="bold" officeooo:rsid="004552d6" officeooo:paragraph-rsid="004552d6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Liberation Sans1" fo:font-weight="bold" officeooo:rsid="004bd25d" officeooo:paragraph-rsid="004bd25d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Liberation Sans1" fo:font-weight="normal" officeooo:rsid="00407fa2" officeooo:paragraph-rsid="00407fa2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Liberation Sans1" fo:font-weight="normal" officeooo:rsid="00407fa2" officeooo:paragraph-rsid="00441057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Liberation Sans1" fo:font-weight="normal" officeooo:rsid="00407fa2" officeooo:paragraph-rsid="00474116" style:font-weight-asian="normal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Liberation Sans1" fo:font-weight="normal" officeooo:rsid="004fbc04" officeooo:paragraph-rsid="005556cf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Liberation Sans1" fo:font-weight="normal" officeooo:rsid="004fbc04" officeooo:paragraph-rsid="004fbc04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Liberation Sans1" officeooo:rsid="0046806e" officeooo:paragraph-rsid="004959bb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Liberation Sans1" officeooo:rsid="0046806e" officeooo:paragraph-rsid="0051e289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Liberation Sans1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Liberation Sans1" officeooo:paragraph-rsid="004f84ca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Liberation Sans1" officeooo:rsid="004db71f" officeooo:paragraph-rsid="004f84ca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Liberation Sans1" officeooo:rsid="004db71f" officeooo:paragraph-rsid="004db71f" style:font-size-complex="12pt"/>
    </style:style>
    <style:style style:name="T1" style:family="text">
      <style:text-properties fo:color="#000000"/>
    </style:style>
    <style:style style:name="T2" style:family="text">
      <style:text-properties fo:color="#000000" style:font-name="Liberation Serif1" fo:font-size="12pt" style:font-size-asian="12pt"/>
    </style:style>
    <style:style style:name="T3" style:family="text">
      <style:text-properties fo:color="#000000" style:font-name="Liberation Serif1" fo:font-size="12pt" officeooo:rsid="003d16c5" style:font-size-asian="12pt"/>
    </style:style>
    <style:style style:name="T4" style:family="text">
      <style:text-properties fo:color="#000000" style:font-name="Liberation Serif1" fo:font-size="12pt" officeooo:rsid="0033a040" style:font-size-asian="12pt"/>
    </style:style>
    <style:style style:name="T5" style:family="text">
      <style:text-properties fo:color="#000000" style:font-name="Liberation Serif1" fo:font-size="12pt" officeooo:rsid="00474116" style:font-size-asian="12pt"/>
    </style:style>
    <style:style style:name="T6" style:family="text">
      <style:text-properties fo:color="#000000" style:font-name="Liberation Serif1" fo:font-size="12pt" officeooo:rsid="0047c8eb" style:font-size-asian="12pt"/>
    </style:style>
    <style:style style:name="T7" style:family="text">
      <style:text-properties fo:color="#000000" style:font-name="Liberation Serif1" fo:font-size="12pt" officeooo:rsid="005f184b" style:font-size-asian="12pt"/>
    </style:style>
    <style:style style:name="T8" style:family="text">
      <style:text-properties fo:color="#000000" style:font-name="Liberation Serif1" fo:font-size="12pt" officeooo:rsid="005d803b" style:font-size-asian="12pt"/>
    </style:style>
    <style:style style:name="T9" style:family="text">
      <style:text-properties fo:color="#000000" style:font-name="Liberation Serif1" fo:font-size="12pt" fo:font-weight="normal" officeooo:rsid="005f184b" style:font-size-asian="12pt" style:font-weight-asian="normal" style:font-weight-complex="normal"/>
    </style:style>
    <style:style style:name="T10" style:family="text">
      <style:text-properties fo:color="#000000" style:font-name="Liberation Serif1" fo:font-size="12pt" fo:font-weight="normal" officeooo:rsid="005d803b" style:font-size-asian="12pt" style:font-weight-asian="normal" style:font-weight-complex="normal"/>
    </style:style>
    <style:style style:name="T11" style:family="text">
      <style:text-properties fo:color="#000000" officeooo:rsid="003e6519"/>
    </style:style>
    <style:style style:name="T12" style:family="text">
      <style:text-properties fo:color="#000000" style:font-name="Liberation Serif1" fo:font-weight="bold" officeooo:rsid="005600bf" style:font-weight-asian="bold" style:font-weight-complex="bold"/>
    </style:style>
    <style:style style:name="T13" style:family="text">
      <style:text-properties fo:color="#000000" officeooo:rsid="005600bf"/>
    </style:style>
    <style:style style:name="T14" style:family="text">
      <style:text-properties fo:color="#000000" officeooo:rsid="0021cfac"/>
    </style:style>
    <style:style style:name="T15" style:family="text">
      <style:text-properties fo:font-size="12pt" style:font-size-asian="12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3d16c5" style:font-size-asian="12pt"/>
    </style:style>
    <style:style style:name="T18" style:family="text">
      <style:text-properties fo:font-size="12pt" officeooo:rsid="0033a040" style:font-size-asian="12pt"/>
    </style:style>
    <style:style style:name="T19" style:family="text">
      <style:text-properties fo:font-size="12pt" officeooo:rsid="00259f2e" style:font-size-asian="12pt"/>
    </style:style>
    <style:style style:name="T20" style:family="text">
      <style:text-properties fo:font-size="12pt" officeooo:rsid="00474116" style:font-size-asian="12pt"/>
    </style:style>
    <style:style style:name="T21" style:family="text">
      <style:text-properties fo:font-size="12pt" officeooo:rsid="0047c8eb" style:font-size-asian="12pt"/>
    </style:style>
    <style:style style:name="T22" style:family="text">
      <style:text-properties fo:font-size="12pt" officeooo:rsid="005f184b" style:font-size-asian="12pt"/>
    </style:style>
    <style:style style:name="T23" style:family="text">
      <style:text-properties fo:font-size="12pt" officeooo:rsid="005d803b" style:font-size-asian="12pt"/>
    </style:style>
    <style:style style:name="T24" style:family="text">
      <style:text-properties fo:font-size="12pt" fo:font-weight="normal" officeooo:rsid="00259f2e" style:font-size-asian="12pt" style:font-weight-asian="normal" style:font-weight-complex="normal"/>
    </style:style>
    <style:style style:name="T25" style:family="text">
      <style:text-properties fo:font-size="12pt" fo:font-weight="normal" officeooo:rsid="005f184b" style:font-size-asian="12pt" style:font-weight-asian="normal" style:font-weight-complex="normal"/>
    </style:style>
    <style:style style:name="T26" style:family="text">
      <style:text-properties fo:font-size="12pt" fo:font-weight="normal" officeooo:rsid="005d803b" style:font-size-asian="12pt" style:font-weight-asian="normal" style:font-weight-complex="normal"/>
    </style:style>
    <style:style style:name="T27" style:family="text">
      <style:text-properties fo:font-size="12pt" fo:font-weight="bold" style:font-size-asian="12pt" style:font-weight-asian="bold" style:font-weight-complex="bold"/>
    </style:style>
    <style:style style:name="T28" style:family="text">
      <style:text-properties fo:font-size="12pt" fo:font-weight="bold" officeooo:rsid="003d16c5" style:font-size-asian="12pt" style:font-weight-asian="bold" style:font-weight-complex="bold"/>
    </style:style>
    <style:style style:name="T29" style:family="text">
      <style:text-properties fo:font-size="12pt" fo:font-weight="bold" officeooo:rsid="0033a040" style:font-size-asian="12pt" style:font-weight-asian="bold" style:font-weight-complex="bold"/>
    </style:style>
    <style:style style:name="T30" style:family="text">
      <style:text-properties fo:font-size="12pt" fo:font-weight="bold" officeooo:rsid="005f184b" style:font-size-asian="12pt" style:font-weight-asian="bold" style:font-weight-complex="bold"/>
    </style:style>
    <style:style style:name="T31" style:family="text">
      <style:text-properties fo:font-size="12pt" fo:font-weight="bold" officeooo:rsid="00259f2e" style:font-size-asian="12pt" style:font-weight-asian="bold" style:font-weight-complex="bold"/>
    </style:style>
    <style:style style:name="T32" style:family="text">
      <style:text-properties fo:font-size="12pt" fo:font-weight="bold" officeooo:rsid="005d803b" style:font-size-asian="12pt" style:font-weight-asian="bold" style:font-weight-complex="bold"/>
    </style:style>
    <style:style style:name="T33" style:family="text">
      <style:text-properties fo:font-size="12pt" fo:font-weight="bold" officeooo:rsid="0047c8eb" style:font-size-asian="12pt" style:font-weight-asian="bold" style:font-weight-complex="bold"/>
    </style:style>
    <style:style style:name="T34" style:family="text">
      <style:text-properties fo:color="#000080" style:font-name="Liberation Serif1" fo:font-size="12pt" officeooo:rsid="00259f2e" style:font-size-asian="12pt"/>
    </style:style>
    <style:style style:name="T35" style:family="text">
      <style:text-properties fo:color="#000080" style:font-name="Liberation Serif1" fo:font-size="12pt" fo:font-weight="normal" officeooo:rsid="00259f2e" style:font-size-asian="12pt" style:font-weight-asian="normal" style:font-weight-complex="normal"/>
    </style:style>
    <style:style style:name="T36" style:family="text">
      <style:text-properties fo:color="#000080" officeooo:rsid="00259f2e"/>
    </style:style>
    <style:style style:name="T37" style:family="text">
      <style:text-properties officeooo:rsid="0021cfac"/>
    </style:style>
    <style:style style:name="T38" style:family="text">
      <style:text-properties officeooo:rsid="00259f2e"/>
    </style:style>
    <style:style style:name="T39" style:family="text">
      <style:text-properties officeooo:rsid="00265101"/>
    </style:style>
    <style:style style:name="T40" style:family="text">
      <style:text-properties officeooo:rsid="0033a040"/>
    </style:style>
    <style:style style:name="T41" style:family="text">
      <style:text-properties officeooo:rsid="003d16c5"/>
    </style:style>
    <style:style style:name="T42" style:family="text">
      <style:text-properties officeooo:rsid="003e10f8"/>
    </style:style>
    <style:style style:name="T43" style:family="text">
      <style:text-properties officeooo:rsid="004db71f"/>
    </style:style>
    <style:style style:name="T44" style:family="text">
      <style:text-properties officeooo:rsid="0050cd75"/>
    </style:style>
    <style:style style:name="T45" style:family="text">
      <style:text-properties style:font-name="Liberation Serif1"/>
    </style:style>
    <style:style style:name="T46" style:family="text">
      <style:text-properties style:font-name="Liberation Serif1" fo:font-weight="bold" style:font-weight-asian="bold" style:font-weight-complex="bold"/>
    </style:style>
    <style:style style:name="T47" style:family="text">
      <style:text-properties style:font-name="Liberation Serif1" fo:font-weight="bold" officeooo:rsid="005600bf" style:font-weight-asian="bold" style:font-weight-complex="bold"/>
    </style:style>
    <style:style style:name="T48" style:family="text">
      <style:text-properties style:font-name="Liberation Serif1" fo:font-weight="bold" officeooo:rsid="003d16c5" style:font-weight-asian="bold" style:font-weight-complex="bold"/>
    </style:style>
    <style:style style:name="T49" style:family="text">
      <style:text-properties style:font-name="Liberation Serif1" fo:font-weight="bold" officeooo:rsid="0033a040" style:font-weight-asian="bold" style:font-weight-complex="bold"/>
    </style:style>
    <style:style style:name="T50" style:family="text">
      <style:text-properties style:font-name="Liberation Serif1" fo:font-weight="bold" officeooo:rsid="00259f2e" style:font-weight-asian="bold" style:font-weight-complex="bold"/>
    </style:style>
    <style:style style:name="T51" style:family="text">
      <style:text-properties style:font-name="Liberation Serif1" fo:font-weight="bold" officeooo:rsid="00265101" style:font-weight-asian="bold" style:font-weight-complex="bold"/>
    </style:style>
    <style:style style:name="T52" style:family="text">
      <style:text-properties style:font-name="Liberation Serif1" officeooo:rsid="00265101"/>
    </style:style>
    <style:style style:name="T53" style:family="text">
      <style:text-properties style:font-name="Liberation Serif1" officeooo:rsid="00259f2e"/>
    </style:style>
    <style:style style:name="T54" style:family="text">
      <style:text-properties style:font-name="Liberation Serif1" officeooo:rsid="003d16c5"/>
    </style:style>
    <style:style style:name="T55" style:family="text">
      <style:text-properties style:font-name="Liberation Serif1" officeooo:rsid="0033a040"/>
    </style:style>
    <style:style style:name="T56" style:family="text">
      <style:text-properties style:font-name="Liberation Serif1" fo:font-size="12pt" fo:font-weight="bold" style:font-size-asian="12pt" style:font-weight-asian="bold" style:font-weight-complex="bold"/>
    </style:style>
    <style:style style:name="T57" style:family="text">
      <style:text-properties style:font-name="Liberation Serif1" fo:font-size="12pt" fo:font-weight="bold" officeooo:rsid="003d16c5" style:font-size-asian="12pt" style:font-weight-asian="bold" style:font-weight-complex="bold"/>
    </style:style>
    <style:style style:name="T58" style:family="text">
      <style:text-properties style:font-name="Liberation Serif1" fo:font-size="12pt" fo:font-weight="bold" officeooo:rsid="0033a040" style:font-size-asian="12pt" style:font-weight-asian="bold" style:font-weight-complex="bold"/>
    </style:style>
    <style:style style:name="T59" style:family="text">
      <style:text-properties style:font-name="Liberation Serif1" fo:font-size="12pt" fo:font-weight="bold" officeooo:rsid="00259f2e" style:font-size-asian="12pt" style:font-weight-asian="bold" style:font-weight-complex="bold"/>
    </style:style>
    <style:style style:name="T60" style:family="text">
      <style:text-properties style:font-name="Liberation Serif1" fo:font-size="12pt" fo:font-weight="bold" officeooo:rsid="005f184b" style:font-size-asian="12pt" style:font-weight-asian="bold" style:font-weight-complex="bold"/>
    </style:style>
    <style:style style:name="T61" style:family="text">
      <style:text-properties style:font-name="Liberation Serif1" fo:font-size="12pt" fo:font-weight="bold" officeooo:rsid="005d803b" style:font-size-asian="12pt" style:font-weight-asian="bold" style:font-weight-complex="bold"/>
    </style:style>
    <style:style style:name="T62" style:family="text">
      <style:text-properties style:font-name="Liberation Serif1" fo:font-size="12pt" fo:font-weight="bold" officeooo:rsid="0047c8eb" style:font-size-asian="12pt" style:font-weight-asian="bold" style:font-weight-complex="bold"/>
    </style:style>
    <style:style style:name="T63" style:family="text">
      <style:text-properties style:font-name="Liberation Serif1" fo:font-size="12pt" style:font-size-asian="12pt"/>
    </style:style>
    <style:style style:name="T64" style:family="text">
      <style:text-properties style:font-name="Liberation Serif1" fo:font-size="12pt" officeooo:rsid="003d16c5" style:font-size-asian="12pt"/>
    </style:style>
    <style:style style:name="T65" style:family="text">
      <style:text-properties style:font-name="Liberation Serif1" fo:font-size="12pt" officeooo:rsid="0033a040" style:font-size-asian="12pt"/>
    </style:style>
    <style:style style:name="T66" style:family="text">
      <style:text-properties style:font-name="Liberation Serif1" fo:font-size="12pt" officeooo:rsid="00259f2e" style:font-size-asian="12pt"/>
    </style:style>
    <style:style style:name="T67" style:family="text">
      <style:text-properties style:font-name="Liberation Serif1" fo:font-size="12pt" officeooo:rsid="005f184b" style:font-size-asian="12pt"/>
    </style:style>
    <style:style style:name="T68" style:family="text">
      <style:text-properties style:font-name="Liberation Serif1" fo:font-size="12pt" fo:font-weight="normal" officeooo:rsid="00259f2e" style:font-size-asian="12pt" style:font-weight-asian="normal" style:font-weight-complex="normal"/>
    </style:style>
    <style:style style:name="T69" style:family="text">
      <style:text-properties officeooo:rsid="005600bf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5600bf" style:font-weight-asian="bold" style:font-weight-complex="bold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officeooo:rsid="003e6519"/>
    </style:style>
    <style:style style:name="T74" style:family="text">
      <style:text-properties style:font-name="Liberation Serif1" fo:font-size="12pt" style:font-size-asian="12pt"/>
    </style:style>
    <style:style style:name="T75" style:family="text">
      <style:text-properties style:font-name="Liberation Serif1" fo:font-size="12pt" officeooo:rsid="003d16c5" style:font-size-asian="12pt"/>
    </style:style>
    <style:style style:name="T76" style:family="text">
      <style:text-properties style:font-name="Liberation Serif1" fo:font-size="12pt" officeooo:rsid="0033a040" style:font-size-asian="12pt"/>
    </style:style>
    <style:style style:name="T77" style:family="text">
      <style:text-properties style:font-name="Liberation Serif1" fo:font-size="12pt" officeooo:rsid="00259f2e" style:font-size-asian="12pt"/>
    </style:style>
    <style:style style:name="T78" style:family="text">
      <style:text-properties style:font-name="Liberation Serif1" fo:font-size="12pt" officeooo:rsid="00474116" style:font-size-asian="12pt"/>
    </style:style>
    <style:style style:name="T79" style:family="text">
      <style:text-properties style:font-name="Liberation Serif1" fo:font-size="12pt" officeooo:rsid="0047c8eb" style:font-size-asian="12pt"/>
    </style:style>
    <style:style style:name="T80" style:family="text">
      <style:text-properties style:font-name="Liberation Serif1" fo:font-size="12pt" officeooo:rsid="005f184b" style:font-size-asian="12pt"/>
    </style:style>
    <style:style style:name="T81" style:family="text">
      <style:text-properties style:font-name="Liberation Serif1" fo:font-size="12pt" officeooo:rsid="005d803b" style:font-size-asian="12pt"/>
    </style:style>
    <style:style style:name="T82" style:family="text">
      <style:text-properties style:font-name="Liberation Serif1" fo:font-size="12pt" fo:font-weight="normal" officeooo:rsid="00259f2e" style:font-size-asian="12pt" style:font-weight-asian="normal" style:font-weight-complex="normal"/>
    </style:style>
    <style:style style:name="T83" style:family="text">
      <style:text-properties style:font-name="Liberation Serif1" fo:font-size="12pt" fo:font-weight="normal" officeooo:rsid="005f184b" style:font-size-asian="12pt" style:font-weight-asian="normal" style:font-weight-complex="normal"/>
    </style:style>
    <style:style style:name="T84" style:family="text">
      <style:text-properties style:font-name="Liberation Serif1" fo:font-size="12pt" fo:font-weight="normal" officeooo:rsid="005d803b" style:font-size-asian="12pt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ext:p text:style-name="P3"><text:span text:style-name="T16"><text:placeholder text:placeholder-type="text">&lt;context['company.rec_name']&gt;</text:placeholder></text:span><text:line-break/><text:span text:style-name="T42">Triage</text:span> Facesheet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"><text:span text:style-name="T72">Name:</text:span> <text:span text:style-name="T45"><text:placeholder text:placeholder-type="text">&lt;patient.name&gt;</text:placeholder></text:span></text:p>
          </table:table-cell>
          <table:table-cell table:style-name="Table1.A1" table:number-columns-spanned="3" office:value-type="string">
            <text:p text:style-name="P5">Sex: <text:bookmark text:name="__DdeLink__2929_2052041992"/><text:span text:style-name="T47"><text:placeholder text:placeholder-type="text">&lt;choose test=""&gt;</text:placeholder></text:span><text:span text:style-name="T47"><text:placeholder text:placeholder-type="text">&lt;when test="patient.sex_display=='f'"&gt;</text:placeholder></text:span><text:span text:style-name="T47">Female </text:span><text:span text:style-name="T47"><text:placeholder text:placeholder-type="text">&lt;/when&gt;</text:placeholder></text:span><text:span text:style-name="T47"><text:placeholder text:placeholder-type="text">&lt;otherwise&gt;</text:placeholder></text:span><text:span text:style-name="T47">Male</text:span><text:span text:style-name="T47"><text:placeholder text:placeholder-type="text">&lt;/otherwise&gt;</text:placeholder></text:span><text:span text:style-name="T47"><text:placeholder text:placeholder-type="text">&lt;/choose&gt;</text:placeholder></text:span></text:p>
          </table:table-cell>
          <table:covered-table-cell/>
          <table:covered-table-cell/>
          <table:table-cell table:style-name="Table1.A1" table:number-columns-spanned="2" office:value-type="string">
            <text:p text:style-name="P5"><text:span text:style-name="T69">UPI/MRN: </text:span><text:span text:style-name="T47"><text:placeholder text:placeholder-type="text">&lt;patient.id_display&gt;</text:placeholder></text:span></text:p>
          </table:table-cell>
          <table:covered-table-cell/>
        </table:table-row>
        <table:table-row>
          <table:table-cell table:style-name="Table1.A1" office:value-type="string">
            <text:p text:style-name="P10">Age: <text:bookmark-start text:name="__DdeLink__2929_20520419921"/><text:span text:style-name="T46"><text:placeholder text:placeholder-type="text">&lt;patient.age_display&gt;</text:placeholder></text:span><text:bookmark-end text:name="__DdeLink__2929_20520419921"/></text:p>
          </table:table-cell>
          <table:table-cell table:style-name="Table1.A1" table:number-columns-spanned="3" office:value-type="string">
            <text:p text:style-name="P11">Priority: <text:span text:style-name="T46"><text:placeholder text:placeholder-type="text">&lt;patient.priority&gt;</text:placeholder></text:span></text:p>
          </table:table-cell>
          <table:covered-table-cell/>
          <table:covered-table-cell/>
          <table:table-cell table:style-name="Table1.A1" table:number-columns-spanned="2" office:value-type="string">
            <text:p text:style-name="P12">Status: <text:span text:style-name="T51"><text:placeholder text:placeholder-type="text">&lt;patient.priority&gt;</text:placeholder>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13">Id Type: <text:span text:style-name="T50"><text:placeholder text:placeholder-type="text">&lt;patient.id_type&gt;</text:placeholder></text:span></text:p>
          </table:table-cell>
          <table:table-cell table:style-name="Table1.A1" table:number-columns-spanned="3" office:value-type="string">
            <text:p text:style-name="P6">Id Number: <text:span text:style-name="T50"><text:placeholder text:placeholder-type="text">&lt;patient.id_number&gt;</text:placeholder></text:span></text:p>
          </table:table-cell>
          <table:covered-table-cell/>
          <table:covered-table-cell/>
          <table:table-cell table:style-name="Table1.A1" office:value-type="string">
            <text:p text:style-name="P7">Injury: <text:span text:style-name="T46"><text:placeholder text:placeholder-type="text">&lt;choose test=""&gt;</text:placeholder></text:span><text:span text:style-name="T46"><text:placeholder text:placeholder-type="text">&lt;when test="patient.injury==False"&gt;</text:placeholder></text:span><text:span text:style-name="T48">N</text:span><text:span text:style-name="T46">o</text:span><text:span text:style-name="T46"><text:placeholder text:placeholder-type="text">&lt;/when&gt;</text:placeholder></text:span><text:span text:style-name="T46"><text:placeholder text:placeholder-type="text">&lt;otherwise&gt;</text:placeholder></text:span><text:span text:style-name="T49">Yes</text:span><text:span text:style-name="T49"><text:placeholder text:placeholder-type="text">&lt;/otherwise&gt;</text:placeholder></text:span><text:span text:style-name="T49"><text:placeholder text:placeholder-type="text">&lt;/choose&gt;</text:placeholder></text:span></text:p>
          </table:table-cell>
          <table:table-cell table:style-name="Table1.A1" office:value-type="string">
            <text:p text:style-name="P8">Review:<text:span text:style-name="T45"> </text:span><text:span text:style-name="T46"><text:placeholder text:placeholder-type="text">&lt;choose test=""&gt;</text:placeholder></text:span><text:span text:style-name="T46"><text:placeholder text:placeholder-type="text">&lt;when test="patient.review==False"&gt;</text:placeholder></text:span><text:span text:style-name="T48">N</text:span><text:span text:style-name="T46">o</text:span><text:span text:style-name="T46"><text:placeholder text:placeholder-type="text">&lt;/when&gt;</text:placeholder></text:span><text:span text:style-name="T46"><text:placeholder text:placeholder-type="text">&lt;otherwise&gt;</text:placeholder></text:span><text:span text:style-name="T49">Yes</text:span><text:span text:style-name="T49"><text:placeholder text:placeholder-type="text">&lt;/otherwise&gt;</text:placeholder></text:span><text:span text:style-name="T55"><text:placeholder text:placeholder-type="text">&lt;/choose&gt;</text:placeholder></text:span></text:p>
          </table:table-cell>
        </table:table-row>
        <table:table-row>
          <table:table-cell table:style-name="Table1.A1" table:number-columns-spanned="6" office:value-type="string">
            <text:p text:style-name="P9">Primary Complaint: <text:span text:style-name="T53"><text:placeholder text:placeholder-type="text">&lt;patient.complaint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9"><text:span text:style-name="T73">Notes</text:span>: <text:span text:style-name="T50"><text:placeholder text:placeholder-type="text">&lt;patient.note_display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able:table table:name="Table2" table:style-name="Table2">
              <table:table-column table:style-name="Table2.A" table:number-columns-repeated="3"/>
              <table:table-row>
                <table:table-cell table:style-name="Table2.A1" table:number-columns-spanned="3" office:value-type="string">
                  <text:p text:style-name="P14">Syndromes/Surveillance </text:p>
                </table:table-cell>
                <table:covered-table-cell/>
                <table:covered-table-cell/>
              </table:table-row>
              <table:table-row>
                <table:table-cell table:style-name="Table2.A1" office:value-type="string">
                  <text:p text:style-name="P17">Fever: <text:span text:style-name="T56"><text:placeholder text:placeholder-type="text">&lt;choose test=""&gt;</text:placeholder></text:span><text:span text:style-name="T56"><text:placeholder text:placeholder-type="text">&lt;when test="patient.symp_fever==False"&gt;</text:placeholder></text:span><text:span text:style-name="T57">N</text:span><text:span text:style-name="T56">o</text:span><text:span text:style-name="T56"><text:placeholder text:placeholder-type="text">&lt;/when&gt;</text:placeholder></text:span><text:span text:style-name="T56"><text:placeholder text:placeholder-type="text">&lt;otherwise&gt;</text:placeholder></text:span><text:span text:style-name="T58">Yes</text:span><text:span text:style-name="T58"><text:placeholder text:placeholder-type="text">&lt;/otherwise&gt;</text:placeholder></text:span><text:span text:style-name="T58"><text:placeholder text:placeholder-type="text">&lt;/choose&gt;</text:placeholder></text:span></text:p>
                </table:table-cell>
                <table:table-cell table:style-name="Table2.A1" office:value-type="string">
                  <text:p text:style-name="P17">Respiratory: <text:span text:style-name="T56"><text:placeholder text:placeholder-type="text">&lt;choose test=""&gt;</text:placeholder></text:span><text:span text:style-name="T56"><text:placeholder text:placeholder-type="text">&lt;when test="patient.symp_respiratory==False"&gt;</text:placeholder></text:span><text:span text:style-name="T57">N</text:span><text:span text:style-name="T56">o</text:span><text:span text:style-name="T56"><text:placeholder text:placeholder-type="text">&lt;/when&gt;</text:placeholder></text:span><text:span text:style-name="T56"><text:placeholder text:placeholder-type="text">&lt;otherwise&gt;</text:placeholder></text:span><text:span text:style-name="T58">Yes</text:span><text:span text:style-name="T58"><text:placeholder text:placeholder-type="text">&lt;/otherwise&gt;</text:placeholder></text:span><text:span text:style-name="T58"><text:placeholder text:placeholder-type="text">&lt;/choose&gt;</text:placeholder></text:span></text:p>
                </table:table-cell>
                <table:table-cell table:style-name="Table2.A1" office:value-type="string">
                  <text:p text:style-name="P17">Jaundice: <text:span text:style-name="T56"><text:placeholder text:placeholder-type="text">&lt;choose test=""&gt;</text:placeholder></text:span><text:span text:style-name="T56"><text:placeholder text:placeholder-type="text">&lt;when test="patient.symp_jaundice==False"&gt;</text:placeholder></text:span><text:span text:style-name="T57">N</text:span><text:span text:style-name="T56">o</text:span><text:span text:style-name="T56"><text:placeholder text:placeholder-type="text">&lt;/when&gt;</text:placeholder></text:span><text:span text:style-name="T56"><text:placeholder text:placeholder-type="text">&lt;otherwise&gt;</text:placeholder></text:span><text:span text:style-name="T58">Yes</text:span><text:span text:style-name="T58"><text:placeholder text:placeholder-type="text">&lt;/otherwise&gt;</text:placeholder></text:span><text:span text:style-name="T58"><text:placeholder text:placeholder-type="text">&lt;/choose&gt;</text:placeholder></text:span></text:p>
                </table:table-cell>
              </table:table-row>
              <table:table-row>
                <table:table-cell table:style-name="Table2.A1" office:value-type="string">
                  <text:p text:style-name="P17">Hemorrhagic: <text:span text:style-name="T56"><text:placeholder text:placeholder-type="text">&lt;choose test=""&gt;</text:placeholder></text:span><text:span text:style-name="T56"><text:placeholder text:placeholder-type="text">&lt;when test="patient.symp_hemorrhagic==False"&gt;</text:placeholder></text:span><text:span text:style-name="T57">N</text:span><text:span text:style-name="T56">o</text:span><text:span text:style-name="T56"><text:placeholder text:placeholder-type="text">&lt;/when&gt;</text:placeholder></text:span><text:span text:style-name="T56"><text:placeholder text:placeholder-type="text">&lt;otherwise&gt;</text:placeholder></text:span><text:span text:style-name="T58">Yes</text:span><text:span text:style-name="T58"><text:placeholder text:placeholder-type="text">&lt;/otherwise&gt;</text:placeholder></text:span><text:span text:style-name="T58"><text:placeholder text:placeholder-type="text">&lt;/choose&gt;</text:placeholder></text:span></text:p>
                </table:table-cell>
                <table:table-cell table:style-name="Table2.A1" office:value-type="string">
                  <text:p text:style-name="P17">Neurological: <text:span text:style-name="T56"><text:placeholder text:placeholder-type="text">&lt;choose test=""&gt;</text:placeholder></text:span><text:span text:style-name="T56"><text:placeholder text:placeholder-type="text">&lt;when test="patient.symp_neurological==False"&gt;</text:placeholder></text:span><text:span text:style-name="T57">N</text:span><text:span text:style-name="T56">o</text:span><text:span text:style-name="T56"><text:placeholder text:placeholder-type="text">&lt;/when&gt;</text:placeholder></text:span><text:span text:style-name="T56"><text:placeholder text:placeholder-type="text">&lt;otherwise&gt;</text:placeholder></text:span><text:span text:style-name="T58">Yes</text:span><text:span text:style-name="T58"><text:placeholder text:placeholder-type="text">&lt;/otherwise&gt;</text:placeholder></text:span><text:span text:style-name="T58"><text:placeholder text:placeholder-type="text">&lt;/choose&gt;</text:placeholder></text:span></text:p>
                </table:table-cell>
                <table:table-cell table:style-name="Table2.A1" office:value-type="string">
                  <text:p text:style-name="P17">Arthralgia/Arthritis: <text:span text:style-name="T56"><text:placeholder text:placeholder-type="text">&lt;choose test=""&gt;</text:placeholder></text:span><text:span text:style-name="T56"><text:placeholder text:placeholder-type="text">&lt;when test="patient.symp_arthritis==False"&gt;</text:placeholder></text:span><text:span text:style-name="T57">N</text:span><text:span text:style-name="T56">o</text:span><text:span text:style-name="T56"><text:placeholder text:placeholder-type="text">&lt;/when&gt;</text:placeholder></text:span><text:span text:style-name="T56"><text:placeholder text:placeholder-type="text">&lt;otherwise&gt;</text:placeholder></text:span><text:span text:style-name="T58">Yes</text:span><text:span text:style-name="T58"><text:placeholder text:placeholder-type="text">&lt;/otherwise&gt;</text:placeholder></text:span><text:span text:style-name="T58"><text:placeholder text:placeholder-type="text">&lt;/choose&gt;</text:placeholder></text:span></text:p>
                </table:table-cell>
              </table:table-row>
              <table:table-row>
                <table:table-cell table:style-name="Table2.A1" office:value-type="string">
                  <text:p text:style-name="P17">Rash: <text:span text:style-name="T56"><text:placeholder text:placeholder-type="text">&lt;choose test=""&gt;</text:placeholder></text:span><text:span text:style-name="T56"><text:placeholder text:placeholder-type="text">&lt;when test="patient.symp_rash==False"&gt;</text:placeholder></text:span><text:span text:style-name="T57">N</text:span><text:span text:style-name="T56">o</text:span><text:span text:style-name="T56"><text:placeholder text:placeholder-type="text">&lt;/when&gt;</text:placeholder></text:span><text:span text:style-name="T56"><text:placeholder text:placeholder-type="text">&lt;otherwise&gt;</text:placeholder></text:span><text:span text:style-name="T58">Yes</text:span><text:span text:style-name="T58"><text:placeholder text:placeholder-type="text">&lt;/otherwise&gt;</text:placeholder></text:span><text:span text:style-name="T58"><text:placeholder text:placeholder-type="text">&lt;/choose&gt;</text:placeholder></text:span></text:p>
                </table:table-cell>
                <table:table-cell table:style-name="Table2.A1" office:value-type="string">
                  <text:p text:style-name="P17">Vomiting: <text:span text:style-name="T56"><text:placeholder text:placeholder-type="text">&lt;choose test=""&gt;</text:placeholder></text:span><text:span text:style-name="T56"><text:placeholder text:placeholder-type="text">&lt;when test="patient.symp_vomitting==False"&gt;</text:placeholder></text:span><text:span text:style-name="T57">N</text:span><text:span text:style-name="T56">o</text:span><text:span text:style-name="T56"><text:placeholder text:placeholder-type="text">&lt;/when&gt;</text:placeholder></text:span><text:span text:style-name="T56"><text:placeholder text:placeholder-type="text">&lt;otherwise&gt;</text:placeholder></text:span><text:span text:style-name="T58">Yes</text:span><text:span text:style-name="T58"><text:placeholder text:placeholder-type="text">&lt;/otherwise&gt;</text:placeholder></text:span><text:span text:style-name="T58"><text:placeholder text:placeholder-type="text">&lt;/choose&gt;</text:placeholder></text:span></text:p>
                </table:table-cell>
                <table:table-cell table:style-name="Table2.A1" office:value-type="string">
                  <text:p text:style-name="P17">Diarrhea: <text:span text:style-name="T56"><text:placeholder text:placeholder-type="text">&lt;choose test=""&gt;</text:placeholder></text:span><text:span text:style-name="T56"><text:placeholder text:placeholder-type="text">&lt;when test="patient.symp_diarrhoea==False"&gt;</text:placeholder></text:span><text:span text:style-name="T57">N</text:span><text:span text:style-name="T56">o</text:span><text:span text:style-name="T56"><text:placeholder text:placeholder-type="text">&lt;/when&gt;</text:placeholder></text:span><text:span text:style-name="T56"><text:placeholder text:placeholder-type="text">&lt;otherwise&gt;</text:placeholder></text:span><text:span text:style-name="T58">Yes</text:span><text:span text:style-name="T58"><text:placeholder text:placeholder-type="text">&lt;/otherwise&gt;</text:placeholder></text:span><text:span text:style-name="T58"><text:placeholder text:placeholder-type="text">&lt;/choose&gt;</text:placeholder></text:span></text:p>
                </table:table-cell>
              </table:table-row>
              <table:table-row>
                <table:table-cell table:style-name="Table2.A1" table:number-columns-spanned="3" office:value-type="string">
                  <text:p text:style-name="P18">Countries Visited/Contact With Traveler: <text:span text:style-name="T66"><text:placeholder text:placeholder-type="text">&lt;patient.recent_travel_contact&gt;</text:placeholder></text:span></text:p>
                </table:table-cell>
                <table:covered-table-cell/>
                <table:covered-table-cell/>
              </table:table-row>
            </table:table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able:table table:name="Table3" table:style-name="Table3">
              <table:table-column table:style-name="Table3.A" table:number-columns-repeated="3"/>
              <table:table-row>
                <table:table-cell table:style-name="Table3.A1" table:number-columns-spanned="3" office:value-type="string">
                  <text:p text:style-name="P15">Vital Signs</text:p>
                </table:table-cell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2">Temperature (°C):<text:span text:style-name="T56"> </text:span><text:span text:style-name="T59"><text:placeholder text:placeholder-type="text">&lt;patient.temperature&gt;</text:placeholder></text:span></text:p>
                </table:table-cell>
                <table:table-cell table:style-name="Table3.A1" table:number-columns-spanned="2" office:value-type="string">
                  <text:p text:style-name="P23"><text:span text:style-name="T44">Blood</text:span> Pressure: <text:span text:style-name="T60"><text:placeholder text:placeholder-type="text">&lt;if test="patient.systolic and patient.diastolic"&gt;</text:placeholder></text:span><text:span text:style-name="T59"><text:placeholder text:placeholder-type="text">&lt;patient.systolic&gt;</text:placeholder></text:span><text:span text:style-name="T59">/</text:span><text:span text:style-name="T59"><text:placeholder text:placeholder-type="text">&lt;patient.diastolic&gt;</text:placeholder></text:span><text:span text:style-name="T61"><text:placeholder text:placeholder-type="text">&lt;/if&gt;</text:placeholder></text:span></text:p>
                </table:table-cell>
                <table:covered-table-cell/>
              </table:table-row>
              <table:table-row>
                <table:table-cell table:style-name="Table3.A1" office:value-type="string">
                  <text:p text:style-name="P22">Heart Rate (bpm): <text:span text:style-name="T59"><text:placeholder text:placeholder-type="text">&lt;patient.bpm&gt;</text:placeholder></text:span></text:p>
                </table:table-cell>
                <table:table-cell table:style-name="Table3.A1" office:value-type="string">
                  <text:p text:style-name="P22">Respiratory Rate:<text:span text:style-name="T46"> </text:span><text:span text:style-name="T59"><text:placeholder text:placeholder-type="text">&lt;patient.respiratory_rate&gt;</text:placeholder></text:span></text:p>
                </table:table-cell>
                <table:table-cell table:style-name="Table3.A1" office:value-type="string">
                  <text:p text:style-name="P22">Oxygen Saturation: <text:span text:style-name="T59"><text:placeholder text:placeholder-type="text">&lt;patient.osat&gt;</text:placeholder></text:span></text:p>
                </table:table-cell>
              </table:table-row>
              <table:table-row>
                <table:table-cell table:style-name="Table3.A1" office:value-type="string">
                  <text:p text:style-name="P22"><text:soft-page-break/>Glucose (mmol/l): <text:span text:style-name="T59"><text:placeholder text:placeholder-type="text">&lt;patient.glucose&gt;</text:placeholder></text:span></text:p>
                </table:table-cell>
                <table:table-cell table:style-name="Table3.A1" office:value-type="string">
                  <text:p text:style-name="P22">Height (cm): <text:span text:style-name="T59"><text:placeholder text:placeholder-type="text">&lt;patient.height&gt;</text:placeholder></text:span></text:p>
                </table:table-cell>
                <table:table-cell table:style-name="Table3.A1" office:value-type="string">
                  <text:p text:style-name="P22">Weight (kg): <text:span text:style-name="T59"><text:placeholder text:placeholder-type="text">&lt;patient.weight&gt;</text:placeholder></text:span></text:p>
                </table:table-cell>
              </table:table-row>
              <table:table-row>
                <table:table-cell table:style-name="Table3.A1" office:value-type="string">
                  <text:p text:style-name="P22">Last Menstrual Period: <text:span text:style-name="T59"><text:placeholder text:placeholder-type="text">&lt;patient.lmp&gt;</text:placeholder></text:span></text:p>
                </table:table-cell>
                <table:table-cell table:style-name="Table3.A1" office:value-type="string">
                  <text:p text:style-name="P19"><text:s/><text:span text:style-name="T15"><text:placeholder text:placeholder-type="text">&lt;choose test=""&gt;</text:placeholder></text:span><text:span text:style-name="T15"><text:placeholder text:placeholder-type="text">&lt;when test="patient.pregnant==False"&gt;</text:placeholder></text:span><text:span text:style-name="T15"><text:placeholder text:placeholder-type="text">&lt;/when&gt;</text:placeholder></text:span><text:span text:style-name="T15"><text:placeholder text:placeholder-type="text">&lt;otherwise&gt;</text:placeholder></text:span><text:span text:style-name="T20">Pregnant: </text:span><text:span text:style-name="T62">Yes</text:span><text:span text:style-name="T58"><text:placeholder text:placeholder-type="text">&lt;/otherwise&gt;</text:placeholder></text:span><text:span text:style-name="T58"><text:placeholder text:placeholder-type="text">&lt;/choose&gt;</text:placeholder></text:span></text:p>
                </table:table-cell>
                <table:table-cell table:style-name="Table3.A1" office:value-type="string">
                  <text:p text:style-name="P24"/>
                </table:table-cell>
              </table:table-row>
            </table:table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able:table table:name="Table4" table:style-name="Table4">
              <table:table-column table:style-name="Table4.A" table:number-columns-repeated="3"/>
              <table:table-row>
                <table:table-cell table:style-name="Table4.A1" table:number-columns-spanned="3" office:value-type="string">
                  <text:p text:style-name="P16">Urine Analysis</text:p>
                </table:table-cell>
                <table:covered-table-cell/>
                <table:covered-table-cell/>
              </table:table-row>
              <table:table-row>
                <table:table-cell table:style-name="Table4.A1" office:value-type="string">
                  <text:p text:style-name="P26">Blood: <text:span text:style-name="T59"><text:placeholder text:placeholder-type="text">&lt;patient.uri_blood&gt;</text:placeholder></text:span></text:p>
                </table:table-cell>
                <table:table-cell table:style-name="Table4.A1" office:value-type="string">
                  <text:p text:style-name="P26">Nitrite: <text:span text:style-name="T59"><text:placeholder text:placeholder-type="text">&lt;patient.uri_nitrite&gt;</text:placeholder></text:span></text:p>
                </table:table-cell>
                <table:table-cell table:style-name="Table4.A1" office:value-type="string">
                  <text:p text:style-name="P26">Protein: <text:span text:style-name="T59"><text:placeholder text:placeholder-type="text">&lt;patient.uri_protein&gt;</text:placeholder></text:span></text:p>
                </table:table-cell>
              </table:table-row>
              <table:table-row>
                <table:table-cell table:style-name="Table4.A1" office:value-type="string">
                  <text:p text:style-name="P26">Glucose: <text:span text:style-name="T59"><text:placeholder text:placeholder-type="text">&lt;patient.uri_glucose&gt;</text:placeholder></text:span></text:p>
                </table:table-cell>
                <table:table-cell table:style-name="Table4.A1" office:value-type="string">
                  <text:p text:style-name="P26">Ketone: <text:span text:style-name="T59"><text:placeholder text:placeholder-type="text">&lt;patient.uri_ketone&gt;</text:placeholder></text:span></text:p>
                </table:table-cell>
                <table:table-cell table:style-name="Table4.A1" office:value-type="string">
                  <text:p text:style-name="P25"><text:span text:style-name="T43">Leukosytes: </text:span><text:span text:style-name="T59"><text:placeholder text:placeholder-type="text">&lt;patient.uri_leuko&gt;</text:placeholder></text:span></text:p>
                </table:table-cell>
              </table:table-row>
              <table:table-row>
                <table:table-cell table:style-name="Table4.A1" office:value-type="string">
                  <text:p text:style-name="P26">Bilirubin: <text:span text:style-name="T59"><text:placeholder text:placeholder-type="text">&lt;patient.uri_bilirubin&gt;</text:placeholder></text:span></text:p>
                </table:table-cell>
                <table:table-cell table:style-name="Table4.A1" office:value-type="string">
                  <text:p text:style-name="P26">Urobilinogen: <text:span text:style-name="T59"><text:placeholder text:placeholder-type="text">&lt;patient.uri_urobili&gt;</text:placeholder></text:span></text:p>
                </table:table-cell>
                <table:table-cell table:style-name="Table4.A1" office:value-type="string">
                  <text:p text:style-name="P26">pH: <text:span text:style-name="T59"><text:placeholder text:placeholder-type="text">&lt;patient.uri_ph&gt;</text:placeholder></text:span></text:p>
                </table:table-cell>
              </table:table-row>
              <table:table-row>
                <table:table-cell table:style-name="Table4.A1" office:value-type="string">
                  <text:p text:style-name="P26">Specific Gravity: <text:span text:style-name="T59"><text:placeholder text:placeholder-type="text">&lt;patient.uri_specific_gravity&gt;</text:placeholder></text:span></text:p>
                </table:table-cell>
                <table:table-cell table:style-name="Table4.A1" office:value-type="string">
                  <text:p text:style-name="P27"/>
                </table:table-cell>
                <table:table-cell table:style-name="Table4.A1" office:value-type="string">
                  <text:p text:style-name="P27"/>
                </table:table-cell>
              </table:table-row>
            </table:table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0">Institution:<text:span text:style-name="T60"><text:placeholder text:placeholder-type="text">&lt;if test="patient.institution"&gt;</text:placeholder></text:span><text:span text:style-name="T46"> </text:span><text:span text:style-name="T59"><text:placeholder text:placeholder-type="text">&lt;patient.institution.name.name&gt;</text:placeholder></text:span><text:span text:style-name="T61"><text:placeholder text:placeholder-type="text">&lt;/if&gt;</text:placeholder></text:span></text:p>
          </table:table-cell>
          <table:covered-table-cell/>
          <table:table-cell table:style-name="Table1.A1" office:value-type="string">
            <text:p text:style-name="P21">End Time: <text:span text:style-name="T59"><text:placeholder text:placeholder-type="text">&lt;patient.end_time&gt;</text:placeholder></text:span></text:p>
          </table:table-cell>
          <table:table-cell table:style-name="Table1.A1" table:number-columns-spanned="3" office:value-type="string">
            <text:p text:style-name="P21">Total Time: <text:span text:style-name="T59"><text:placeholder text:placeholder-type="text">&lt;patient.total_time&gt;</text:placeholder></text:span></text:p>
          </table:table-cell>
          <table:covered-table-cell/>
          <table:covered-table-cell/>
        </table:table-row>
      </table:table>
      <text:p text:style-name="P2"/>
      <text:p text:style-name="P2"/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style-name="Regular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style:font-name="Liberation Serif" fo:font-family="'Liberation Serif'" style:font-style-name="Regular" style:font-family-generic="roman" style:font-pitch="variable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paragraph-properties fo:text-align="center" style:justify-single-word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9:04:30</meta:creation-date>
    <meta:editing-duration>P0D</meta:editing-duration>
    <meta:editing-cycles>1</meta:editing-cycles>
    <meta:generator>LibreOffice/5.1.4.2$Linux_X86_64 LibreOffice_project/10m0$Build-2</meta:generator>
    <dc:title>Primary Care Facesheet</dc:title>
    <meta:document-statistic meta:table-count="4" meta:image-count="0" meta:object-count="0" meta:page-count="3" meta:paragraph-count="51" meta:word-count="154" meta:character-count="2735" meta:non-whitespace-character-count="2630"/>
  </office:meta>
</office:document-meta>
</file>